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fill="solid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0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5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1.3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8cm" fo:min-width="1.522cm"/>
    </style:style>
    <style:style style:name="gr8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2cm" draw:marker-end-width="0.2cm" draw:fill="solid" draw:fill-color="#33cc66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2cm" draw:marker-end-width="0.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2cm" draw:marker-end-width="0.2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2cm" draw:marker-end-width="0.2cm" draw:fill="gradient" draw:fill-color="#e6e64c" draw:fill-gradient-name="Gradient_20_7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2cm" draw:marker-end-width="0.2cm" draw:fill="solid" draw:fill-color="#e6e64c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0cm" svg:x="1cm" svg:y="1cm">
          <text:p/>
        </draw:rect>
        <draw:custom-shape draw:style-name="gr2" draw:text-style-name="P1" draw:layer="layout" svg:width="18.8cm" svg:height="2cm" svg:x="1.4cm" svg:y="7.9cm">
          <text:p/>
          <draw:enhanced-geometry svg:viewBox="0 0 21600 21600" draw:text-areas="0 ?f0 ?f5 ?f2" draw:type="right-arrow" draw:modifiers="20538.4394447104 5138.230884557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2.189cm" svg:height="1.828cm" svg:x="2.769cm" svg:y="1cm">
          <draw:text-box>
            <text:p>Ma</text:p>
          </draw:text-box>
        </draw:frame>
        <draw:frame draw:style-name="gr4" draw:layer="layout" svg:width="1.593cm" svg:height="1.828cm" svg:x="6.596cm" svg:y="1cm">
          <draw:text-box>
            <text:p>Ti</text:p>
          </draw:text-box>
        </draw:frame>
        <draw:frame draw:style-name="gr5" draw:layer="layout" svg:width="2.022cm" svg:height="1.828cm" svg:x="9.827cm" svg:y="1cm">
          <draw:text-box>
            <text:p>Ke</text:p>
          </draw:text-box>
        </draw:frame>
        <draw:frame draw:style-name="gr6" draw:layer="layout" svg:width="1.854cm" svg:height="1.828cm" svg:x="13.487cm" svg:y="1cm">
          <draw:text-box>
            <text:p>To</text:p>
          </draw:text-box>
        </draw:frame>
        <draw:frame draw:style-name="gr7" draw:layer="layout" svg:width="1.522cm" svg:height="1.328cm" svg:x="16.978cm" svg:y="1cm">
          <draw:text-box>
            <text:p>Pe</text:p>
          </draw:text-box>
        </draw:frame>
        <draw:line draw:style-name="gr8" draw:text-style-name="P1" draw:layer="layout" svg:x1="1cm" svg:y1="2cm" svg:x2="20cm" svg:y2="2cm">
          <text:p/>
        </draw:line>
        <draw:custom-shape draw:style-name="gr2" draw:text-style-name="P1" draw:layer="layout" svg:width="18.8cm" svg:height="2cm" svg:x="1.4cm" svg:y="3.4cm">
          <text:p/>
          <draw:enhanced-geometry svg:viewBox="0 0 21600 21600" draw:text-areas="0 ?f0 ?f5 ?f2" draw:type="right-arrow" draw:modifiers="20538.4394447104 5138.230884557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cm" svg:height="2cm" svg:x="2cm" svg:y="4.3cm">
          <text:p text:style-name="P1">Pl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cm" svg:height="2cm" svg:x="2cm" svg:y="2.3cm">
          <text:p text:style-name="P1">Re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5.5cm" svg:y="2.3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9cm" svg:y="2.3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12.5cm" svg:y="2.3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16cm" svg:y="2.3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3cm" svg:x="16cm" svg:y="7.8cm">
          <text:p text:style-name="P1">Work /</text:p>
          <text:p text:style-name="P1">Retro-</text:p>
          <text:p text:style-name="P1">spe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5.5cm" svg:y="3.3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9cm" svg:y="3.3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12.5cm" svg:y="3.3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16cm" svg:y="3.3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2cm" svg:y="6.8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5.5cm" svg:y="6.8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9cm" svg:y="6.8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12.5cm" svg:y="6.8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2cm" svg:y="7.8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5.5cm" svg:y="7.8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9cm" svg:y="7.8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3cm" svg:x="12.5cm" svg:y="7.8cm">
          <text:p text:style-name="P1">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cm" svg:height="1cm" svg:x="16cm" svg:y="6.8cm">
          <text:p text:style-name="P1">Scr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.028cm" svg:y1="6.551cm" svg:x2="20.028cm" svg:y2="6.5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6e64c" draw:end-color="#9966cc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lkka Laukkanen</meta:initial-creator>
    <meta:creation-date>2011-04-06T19:18:03</meta:creation-date>
    <dc:date>2011-04-06T20:10:01</dc:date>
    <dc:creator>Ilkka Laukkanen</dc:creator>
    <meta:editing-duration>PT00H04M25S</meta:editing-duration>
    <meta:editing-cycles>2</meta:editing-cycles>
    <meta:generator>OpenOffice.org/3.1$Unix OpenOffice.org_project/310m19$Build-9420</meta:generator>
    <meta:document-statistic meta:object-count="30"/>
  </office:meta>
</office:document-meta>
</file>